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gry bi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121 </meta:initial-creator>
    <meta:creation-date>2015-04-10T09:49:56</meta:creation-date>
    <dc:date>2015-04-10T09:50:19</dc:date>
    <dc:creator>cs121 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3.5$Linux_X86_64 LibreOffice_project/350m1$Build-2</meta:generator>
  </office:meta>
</office:document-meta>
</file>